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9pt" officeooo:rsid="001c404f" officeooo:paragraph-rsid="001c404f" style:font-size-asian="9pt" style:font-size-complex="9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5386*" fo:start-indent="0cm" fo:end-indent="0cm"/>
          <style:column style:rel-width="5386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p text:style-name="P1">Intro: G - G# - G# - F# - E</text:p>
        <text:p text:style-name="P1"/>
        <text:p text:style-name="P1">E <text:s text:c="28"/>A <text:s text:c="7"/>E</text:p>
        <text:p text:style-name="P1"><text:s/>A la vuelta del vecindario vivía una mujer,</text:p>
        <text:p text:style-name="P1"><text:s text:c="24"/>B7</text:p>
        <text:p text:style-name="P1">su esposo se llamaba Potifar,</text:p>
        <text:p text:style-name="P1">E <text:s text:c="30"/>A <text:s text:c="3"/>E</text:p>
        <text:p text:style-name="P1"><text:s/>tuvieron un empleado que se llamó José,</text:p>
        <text:p text:style-name="P1"><text:s text:c="21"/>A <text:s/>B7 <text:s text:c="6"/>E E7</text:p>
        <text:p text:style-name="P1">lo que a ellos les pasó les contaré.</text:p>
        <text:p text:style-name="P1"/>
        <text:p text:style-name="P1">Puente 1: <text:s text:c="9"/>A <text:s text:c="18"/>E</text:p>
        <text:p text:style-name="P1"><text:s text:c="11"/>Me recordó la historia que alguna vez oí,</text:p>
        <text:p text:style-name="P1"><text:s text:c="19"/>F# <text:s text:c="15"/>B7</text:p>
        <text:p text:style-name="P1"><text:s text:c="11"/>me la contaban cuando niño fuí,</text:p>
        <text:p text:style-name="P1"><text:s text:c="23"/>A <text:s text:c="10"/>E</text:p>
        <text:p text:style-name="P1"><text:s text:c="11"/>la historia de José de cuando a Egipto fue,</text:p>
        <text:p text:style-name="P1"><text:s text:c="19"/>A <text:s text:c="6"/>B7 <text:s text:c="9"/>E</text:p>
        <text:p text:style-name="P1"><text:s text:c="11"/>lo que a él le pasó les contaré.</text:p>
        <text:p text:style-name="P1"/>
        <text:p text:style-name="P1">E <text:s text:c="29"/>A <text:s text:c="9"/>E</text:p>
        <text:p text:style-name="P1"><text:s/>En la puerta un calendario el día ella marcó,</text:p>
        <text:p text:style-name="P1"><text:s text:c="4"/>E <text:s text:c="23"/>B7</text:p>
        <text:p text:style-name="P1">la fecha que su esposo se marchó,</text:p>
        <text:p text:style-name="P1"><text:s text:c="3"/>E <text:s text:c="21"/>A <text:s text:c="11"/>E</text:p>
        <text:p text:style-name="P1">sería un viaje largo, en cuanto ella pensó,</text:p>
        <text:p text:style-name="P1"><text:s text:c="17"/>B7 <text:s text:c="9"/>E E7</text:p>
        <text:p text:style-name="P1">este hombre será mío y lo buscó.</text:p>
        <text:p text:style-name="P1"/>
        <text:p text:style-name="P1">Puente 1:...</text:p>
        <text:p text:style-name="P1"/>
        <text:p text:style-name="P1">Puente 2: E7 <text:s text:c="7"/>A <text:s text:c="18"/>E</text:p>
        <text:p text:style-name="P1"><text:s text:c="12"/>Me recordó la historia del valiente José,</text:p>
        <text:p text:style-name="P1"><text:s text:c="13"/>F# <text:s text:c="22"/>B7</text:p>
        <text:p text:style-name="P1"><text:s text:c="11"/>huyendo de la tentación se fue,</text:p>
        <text:p text:style-name="P1"><text:s text:c="20"/>A <text:s text:c="15"/>E</text:p>
        <text:p text:style-name="P1"><text:s text:c="11"/>pensó primero en Dios y Él no lo abandonó,</text:p>
        <text:p text:style-name="P1"><text:s text:c="17"/>A <text:s text:c="11"/>B7 <text:s text:c="8"/>E</text:p>
        <text:p text:style-name="P1"><text:s text:c="11"/>pues cuando estuvo preso le salvó.</text:p>
        <text:p text:style-name="P1"/>
        <text:p text:style-name="P1"><text:s text:c="5"/>E <text:s text:c="26"/>A <text:s text:c="11"/>E</text:p>
        <text:p text:style-name="P1">Volviendo a nuestra historia les tengo que contar,</text:p>
        <text:p text:style-name="P1"><text:s text:c="29"/>B7</text:p>
        <text:p text:style-name="P1">que aquí las cosas resultaron mal,</text:p>
        <text:p text:style-name="P1"><text:s text:c="4"/>E <text:s text:c="22"/>A <text:s text:c="4"/>Am</text:p>
        <text:p text:style-name="P1">cedió el empleado a la atracción fatal,</text:p>
        <text:p text:style-name="P1"><text:s text:c="5"/>E <text:s text:c="9"/>A <text:s text:c="3"/>B7 <text:s text:c="5"/>E</text:p>
        <text:p text:style-name="P1">en brazos del pecado fue a parar.</text:p>
        <text:p text:style-name="P1"><text:s text:c="8"/>A <text:s text:c="25"/>E</text:p>
        <text:p text:style-name="P1">No fue como José, el esposo no se fue.</text:p>
        <text:p text:style-name="P1"/>
        <text:p text:style-name="P1">Tab:</text:p>
        <text:p text:style-name="P1"/>
        <text:p text:style-name="P1"><text:s text:c="8"/>e|---------------------0--|</text:p>
        <text:p text:style-name="P1"><text:s text:c="8"/>B|---------------------0--|</text:p>
        <text:p text:style-name="P1"><text:s text:c="8"/>G|---------------------1--|</text:p>
        <text:p text:style-name="P1"><text:s text:c="8"/>D|---2-2-2-5-4-4-2-2-1-2--|</text:p>
        <text:p text:style-name="P1"><text:s text:c="8"/>A|-2-------------------2--|</text:p>
        <text:p text:style-name="P1"><text:s text:c="8"/>E|---------------------0--|</text:p>
        <text:p text:style-name="P1"/>
        <text:p text:style-name="P1"><text:s text:c="5"/>A <text:s text:c="10"/>B7 <text:s text:c="9"/>E E7</text:p>
        <text:p text:style-name="P1">No fue como el valiente de José</text:p>
        <text:p text:style-name="P1"><text:s text:c="14"/>A <text:s text:c="15"/>E</text:p>
        <text:p text:style-name="P1">///Piensa primero en Dios, pues Él te redimió,</text:p>
        <text:p text:style-name="P1"><text:s text:c="4"/>A <text:s text:c="12"/>B7 <text:s text:c="12"/>E</text:p>
        <text:p text:style-name="P1">y fue muy alto el precio que Él pagó///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hington Delgado</meta:initial-creator>
    <meta:creation-date>2015-05-23T14:53:16.705547419</meta:creation-date>
    <dc:date>2015-05-23T15:32:22.164048988</dc:date>
    <dc:creator>Washington Delgado</dc:creator>
    <meta:editing-duration>PT23M55S</meta:editing-duration>
    <meta:editing-cycles>1</meta:editing-cycles>
    <meta:generator>LibreOffice/4.4.2.2$Linux_x86 LibreOffice_project/40m0$Build-2</meta:generator>
    <meta:document-statistic meta:table-count="0" meta:image-count="0" meta:object-count="0" meta:page-count="1" meta:paragraph-count="57" meta:word-count="277" meta:character-count="2133" meta:non-whitespace-character-count="1043"/>
  </office:meta>
</office:document-meta>
</file>